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0319" officeooo:paragraph-rsid="000d0319"/>
    </style:style>
    <style:style style:name="P2" style:family="paragraph" style:parent-style-name="Standard">
      <style:paragraph-properties fo:text-align="center" style:justify-single-word="false"/>
      <style:text-properties fo:font-size="14pt" fo:font-weight="bold" officeooo:rsid="000d0319" officeooo:paragraph-rsid="000d031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d0319" officeooo:paragraph-rsid="000d031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0d0319" officeooo:paragraph-rsid="000d031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ebfb" officeooo:paragraph-rsid="000eebf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03406" officeooo:paragraph-rsid="001034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101e5" officeooo:paragraph-rsid="001101e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1bab5" officeooo:paragraph-rsid="0011bab5"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none" fo:font-weight="bold" officeooo:rsid="000d0319" officeooo:paragraph-rsid="000d0319"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eebfb" style:font-weight-asian="normal" style:font-weight-complex="normal"/>
    </style:style>
    <style:style style:name="T3" style:family="text">
      <style:text-properties fo:font-weight="normal" officeooo:rsid="00103406" style:font-weight-asian="normal" style:font-weight-complex="normal"/>
    </style:style>
    <style:style style:name="T4" style:family="text">
      <style:text-properties fo:font-weight="normal" officeooo:rsid="001101e5" style:font-weight-asian="normal" style:font-weight-complex="normal"/>
    </style:style>
    <style:style style:name="T5" style:family="text">
      <style:text-properties fo:font-weight="normal" officeooo:rsid="0011bab5" style:font-weight-asian="normal" style:font-weight-complex="normal"/>
    </style:style>
    <style:style style:name="T6" style:family="text">
      <style:text-properties fo:font-weight="normal" officeooo:rsid="0012f3f2" style:font-weight-asian="normal" style:font-weight-complex="normal"/>
    </style:style>
    <style:style style:name="T7" style:family="text">
      <style:text-properties officeooo:rsid="0012f3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ka Thormann 5465950</text:p>
      <text:p text:style-name="P1"/>
      <text:p text:style-name="P2">Progress <text:span text:style-name="T7">r</text:span>eport for week 1</text:p>
      <text:p text:style-name="P2"/>
      <text:p text:style-name="P9">Task: </text:p>
      <text:p text:style-name="P9"/>
      <text:p text:style-name="P3">Extract the pixel coordinates of the corners of a table tennis table from a picture.</text:p>
      <text:p text:style-name="P3"/>
      <text:p text:style-name="P3"/>
      <text:p text:style-name="P9">Idea: </text:p>
      <text:p text:style-name="P9"/>
      <text:p text:style-name="P3">Use the color difference between table and background together with edge detection techniques to extract the edges of the table. Use these edges to calculate corner positions.</text:p>
      <text:p text:style-name="P3"/>
      <text:p text:style-name="P4">Implementation:</text:p>
      <text:p text:style-name="P4"/>
      <text:p text:style-name="P4">1) <text:span text:style-name="T1">Filter for a specific color spectrum and create a masked black/white image, where every pixel </text:span><text:span text:style-name="T6">falling </text:span><text:span text:style-name="T1">in that spectrum </text:span><text:span text:style-name="T6">is turned white and others black.</text:span></text:p>
      <text:p text:style-name="P4"><text:span text:style-name="T1"/></text:p>
      <text:p text:style-name="P4">2) <text:span text:style-name="T2">Reduce the noise around the table by applying gaussian blur and thresholding a few times. This removes some noise and fills out big noisy areas, reducing the further detected amount of edges.</text:span></text:p>
      <text:p text:style-name="P4"><text:span text:style-name="T2"/></text:p>
      <text:p text:style-name="P5">3) <text:span text:style-name="T3">Apply edge detection to extract edges </text:span><text:span text:style-name="T5">from</text:span><text:span text:style-name="T3"> the image.</text:span></text:p>
      <text:p text:style-name="P5"><text:span text:style-name="T3"/></text:p>
      <text:p text:style-name="P6">4) <text:span text:style-name="T1">Use the Hough transformation to determine lines in the edge-image w</text:span><text:span text:style-name="T5">hich</text:span><text:span text:style-name="T1"> should correspond to the table’s edges. Begin with a high requirement of points on one line and lower it gradually until 4 defining lines are found. While doing so, some lines are sorted out </text:span><text:span text:style-name="T5">to reduce the effect of noise.</text:span><text:span text:style-name="T1"> </text:span><text:span text:style-name="T5">They get sorted out if they </text:span><text:span text:style-name="T1">fulfill one of the following criteria:</text:span></text:p>
      <text:p text:style-name="P6"><text:span text:style-name="T1"/></text:p>
      <text:p text:style-name="P6"><text:span text:style-name="T1"><text:tab/></text:span>a)<text:span text:style-name="T1"> There already exists a very similar line.</text:span></text:p>
      <text:p text:style-name="P6"><text:span text:style-name="T1"><text:tab/> <text:s text:c="4"/>(Hough Line detection often stacks multiple only slightly different lines on each other)</text:span></text:p>
      <text:p text:style-name="P6"><text:span text:style-name="T1"/></text:p>
      <text:p text:style-name="P6"><text:span text:style-name="T1"><text:tab/></text:span>b)<text:span text:style-name="T1"> The line crosses the image borders on both sides in the upper third of the image.</text:span></text:p>
      <text:p text:style-name="P6"><text:span text:style-name="T1"><text:tab/> <text:s text:c="3"/>(</text:span><text:span text:style-name="T5">This m</text:span><text:span text:style-name="T1">akes them very unlikely to </text:span><text:span text:style-name="T5">represent a </text:span><text:span text:style-name="T6">table</text:span><text:span text:style-name="T5"> edge</text:span><text:span text:style-name="T1">)</text:span></text:p>
      <text:p text:style-name="P6"><text:span text:style-name="T1"/></text:p>
      <text:p text:style-name="P6"><text:span text:style-name="T1"><text:tab/></text:span>c) <text:span text:style-name="T1">The line has no partner line which is almost parallel.</text:span></text:p>
      <text:p text:style-name="P6"><text:span text:style-name="T1"><text:tab/> <text:s text:c="4"/>(The opposite edges of a table are almost parallel in every picture)</text:span></text:p>
      <text:p text:style-name="P6"><text:span text:style-name="T1"/></text:p>
      <text:p text:style-name="P6">5) <text:span text:style-name="T4">Under the assumption that the final chosen lines are the edges of the table, calculate their crossing points and make them the estimated corner positions.</text:span></text:p>
      <text:p text:style-name="P6"><text:span text:style-name="T4"/></text:p>
      <text:p text:style-name="P6"><text:span text:style-name="T4"/></text:p>
      <text:p text:style-name="P7">Problems:</text:p>
      <text:p text:style-name="P7"><text:span text:style-name="T1">The main problem </text:span><text:span text:style-name="T5">with</text:span><text:span text:style-name="T1"> this approach is that large amounts of noise can occur. One can tighten the color spectrum observed, but that reduces the vers</text:span><text:span text:style-name="T5">a</text:span><text:span text:style-name="T1">tility of the program, as the table’s color varies decently much across different images. Therefore, sometimes big areas of the background are filtered together with the table. If their edges now exceed the length of the table’s edges, they get detected first, which most likely results in wrong corners. Fine noise also is a problem, as the Hough Algorithm does not check if the points are from just one group/line or multiple groups.</text:span></text:p>
      <text:p text:style-name="P7"><text:span text:style-name="T1"/></text:p>
      <text:p text:style-name="P8">Other notes:</text:p>
      <text:p text:style-name="P8"><text:span text:style-name="T1">I did not implement a version for green tables yet, as i might change my approach after the meeting.</text:span></text:p>
      <text:p text:style-name="P8"><text:soft-page-break/><text:span text:style-name="T1"><text:tab/></text:span></text:p>
      <text:p text:style-name="P6"><text:span text:style-name="T1"/></text:p>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3T17:16:16.383000000</meta:creation-date>
    <dc:date>2022-11-13T18:15:34.043000000</dc:date>
    <meta:editing-duration>PT3M46S</meta:editing-duration>
    <meta:editing-cycles>1</meta:editing-cycles>
    <meta:document-statistic meta:table-count="0" meta:image-count="0" meta:object-count="0" meta:page-count="2" meta:paragraph-count="23" meta:word-count="403" meta:character-count="2382" meta:non-whitespace-character-count="1978"/>
    <meta:generator>LibreOffice/7.1.0.3$Windows_X86_64 LibreOffice_project/f6099ecf3d29644b5008cc8f48f42f4a40986e4c</meta:generator>
  </office:meta>
</office:document-meta>
</file>